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F00000042AF7DDB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65ba" officeooo:paragraph-rsid="000065ba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http://api.rubyonrails.org/classes/ActiveRecord/ConnectionAdapters/MysqlAdapter.html</text:span></text:p>
      <text:p text:style-name="P1">you can customize the format in which results are returned.</text:p>
      <text:p text:style-name="P1"><draw:frame draw:style-name="fr1" draw:name="Image1" text:anchor-type="paragraph" svg:width="6.6681in" svg:height="0.7654in" draw:z-index="0"><draw:image xlink:href="Pictures/100000000000023F00000042AF7DDB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8T00:22:11.989885136</dc:date>
    <meta:editing-duration>PT39M56S</meta:editing-duration>
    <meta:editing-cycles>2</meta:editing-cycles>
    <meta:generator>LibreOffice/4.4.5.2$Linux_X86_64 LibreOffice_project/40m0$Build-2</meta:generator>
    <meta:document-statistic meta:table-count="0" meta:image-count="1" meta:object-count="0" meta:page-count="1" meta:paragraph-count="2" meta:word-count="11" meta:character-count="143" meta:non-whitespace-character-count="134"/>
  </office:meta>
</office:document-meta>
</file>